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6" style:parent-style-name="Standard" style:family="paragraph">
      <style:paragraph-properties fo:text-align="justify" fo:line-height="150%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2" style:parent-style-name="Standard" style:family="paragraph">
      <style:paragraph-properties fo:line-height="150%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5" style:parent-style-name="Standard" style:family="paragraph">
      <style:paragraph-properties fo:line-height="150%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9" style:parent-style-name="Standard" style:family="paragraph">
      <style:paragraph-properties fo:line-height="150%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7" style:parent-style-name="Standard" style:family="paragraph">
      <style:paragraph-properties fo:text-align="justify" fo:line-height="150%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0" style:parent-style-name="Standard" style:family="paragraph">
      <style:paragraph-properties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3" style:parent-style-name="Standard" style:family="paragraph">
      <style:paragraph-properties fo:line-height="150%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6" style:parent-style-name="Standard" style:family="paragraph">
      <style:paragraph-properties fo:line-height="150%"/>
    </style:style>
    <style:style style:name="T4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9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0" style:parent-style-name="Standard" style:family="paragraph">
      <style:paragraph-properties fo:line-height="150%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7" style:parent-style-name="Standard" style:family="paragraph">
      <style:paragraph-properties fo:text-align="justify" fo:line-height="150%"/>
    </style:style>
    <style:style style:name="T5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1" style:parent-style-name="Standard" style:family="paragraph">
      <style:paragraph-properties fo:line-height="150%"/>
    </style:style>
    <style:style style:name="T6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4" style:parent-style-name="Standard" style:family="paragraph">
      <style:paragraph-properties fo:line-height="150%"/>
    </style:style>
    <style:style style:name="T6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7" style:parent-style-name="Standard" style:family="paragraph">
      <style:paragraph-properties fo:line-height="150%"/>
    </style:style>
    <style:style style:name="T6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0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1" style:parent-style-name="Standard" style:family="paragraph">
      <style:paragraph-properties fo:line-height="150%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9" style:parent-style-name="Standard" style:family="paragraph">
      <style:paragraph-properties fo:text-align="justify" fo:line-height="150%"/>
    </style:style>
    <style:style style:name="T8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2" style:parent-style-name="Standard" style:family="paragraph">
      <style:paragraph-properties fo:line-height="150%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5" style:parent-style-name="Standard" style:family="paragraph">
      <style:paragraph-properties fo:line-height="150%"/>
    </style:style>
    <style:style style:name="T8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8" style:parent-style-name="Standard" style:family="paragraph">
      <style:paragraph-properties fo:line-height="150%"/>
    </style:style>
    <style:style style:name="T8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3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4" style:parent-style-name="Standard" style:family="paragraph">
      <style:paragraph-properties fo:line-height="150%"/>
    </style:style>
    <style:style style:name="T9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04" style:parent-style-name="Standard" style:family="paragraph">
      <style:paragraph-properties fo:line-height="150%"/>
    </style:style>
    <style:style style:name="T10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07" style:parent-style-name="Standard" style:family="paragraph">
      <style:paragraph-properties fo:line-height="150%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0" style:parent-style-name="Standard" style:family="paragraph">
      <style:paragraph-properties fo:line-height="150%"/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5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6" style:parent-style-name="Standard" style:family="paragraph">
      <style:paragraph-properties fo:line-height="150%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23" style:parent-style-name="Standard" style:family="paragraph">
      <style:paragraph-properties fo:text-align="justify" fo:line-height="150%"/>
    </style:style>
    <style:style style:name="T12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26" style:parent-style-name="Standard" style:family="paragraph">
      <style:paragraph-properties fo:line-height="150%"/>
    </style:style>
    <style:style style:name="T12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0" style:parent-style-name="Standard" style:family="paragraph">
      <style:paragraph-properties fo:line-height="150%"/>
    </style:style>
    <style:style style:name="T13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3" style:parent-style-name="Standard" style:family="paragraph">
      <style:paragraph-properties fo:line-height="150%"/>
    </style:style>
    <style:style style:name="T1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7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39" style:parent-style-name="Standard" style:family="paragraph">
      <style:paragraph-properties fo:line-height="150%"/>
    </style:style>
    <style:style style:name="T14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4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45" style:parent-style-name="Standard" style:family="paragraph">
      <style:paragraph-properties fo:text-align="justify" fo:line-height="150%"/>
    </style:style>
    <style:style style:name="T14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49" style:parent-style-name="Standard" style:family="paragraph">
      <style:paragraph-properties fo:line-height="150%"/>
    </style:style>
    <style:style style:name="T15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52" style:parent-style-name="Standard" style:family="paragraph">
      <style:paragraph-properties fo:line-height="150%"/>
    </style:style>
    <style:style style:name="T1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55" style:parent-style-name="Standard" style:family="paragraph">
      <style:paragraph-properties fo:line-height="150%"/>
    </style:style>
    <style:style style:name="T15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5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59" style:parent-style-name="Standard" style:family="paragraph">
      <style:paragraph-properties fo:line-height="150%"/>
      <style:text-properties fo:language="pt" fo:country="BR"/>
    </style:style>
    <style:style style:name="P160" style:parent-style-name="Standard" style:family="paragraph">
      <style:paragraph-properties fo:line-height="150%"/>
    </style:style>
    <style:style style:name="T16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0" style:parent-style-name="Standard" style:family="paragraph">
      <style:paragraph-properties fo:text-align="justify" fo:line-height="150%"/>
    </style:style>
    <style:style style:name="T17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4" style:parent-style-name="Standard" style:family="paragraph">
      <style:paragraph-properties fo:line-height="150%"/>
    </style:style>
    <style:style style:name="T17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7" style:parent-style-name="Standard" style:family="paragraph">
      <style:paragraph-properties fo:line-height="150%"/>
    </style:style>
    <style:style style:name="T17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80" style:parent-style-name="Standard" style:family="paragraph">
      <style:paragraph-properties fo:line-height="150%"/>
    </style:style>
    <style:style style:name="T18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83" style:parent-style-name="Standard" style:family="paragraph">
      <style:paragraph-properties fo:line-height="150%"/>
      <style:text-properties fo:language="pt" fo:country="BR"/>
    </style:style>
    <style:style style:name="P184" style:parent-style-name="Standard" style:family="paragraph">
      <style:paragraph-properties fo:line-height="150%"/>
    </style:style>
    <style:style style:name="T18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9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93" style:parent-style-name="Standard" style:family="paragraph">
      <style:paragraph-properties fo:text-align="justify" fo:line-height="150%"/>
    </style:style>
    <style:style style:name="T19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9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96" style:parent-style-name="Standard" style:family="paragraph">
      <style:paragraph-properties fo:line-height="150%"/>
    </style:style>
    <style:style style:name="T19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00" style:parent-style-name="Standard" style:family="paragraph">
      <style:paragraph-properties fo:line-height="150%"/>
    </style:style>
    <style:style style:name="T20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0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03" style:parent-style-name="Standard" style:family="paragraph">
      <style:paragraph-properties fo:line-height="150%"/>
    </style:style>
    <style:style style:name="T20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0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06" style:parent-style-name="Standard" style:family="paragraph">
      <style:paragraph-properties fo:line-height="150%"/>
      <style:text-properties fo:language="pt" fo:country="BR"/>
    </style:style>
    <style:style style:name="P207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<text:bookmark-start text:name="_GoBack"/><text:bookmark-end text:name="_GoBack"/>Aluno: Lucas Carvalho Lima<text:tab/><text:tab/><text:tab/><text:tab/>Data: 23/08/2013 – 02/09/2013</text:p>
      <text:p text:style-name="P7">Fase/Iteração: Iteração 1<text:tab/><text:tab/><text:tab/><text:tab/><text:tab/>Esforço Total: ~ 20,5 horas</text:p>
      <text:p text:style-name="P8"/>
      <text:p text:style-name="P9"><text:span text:style-name="T10">Atividade</text:span><text:span text:style-name="T11">: Introdução à disciplina e ao projeto ContPatri</text:span><text:span text:style-name="T12"><text:tab/></text:span><text:span text:style-name="T13"><text:tab/></text:span><text:span text:style-name="T14">Esforço</text:span><text:span text:style-name="T15">: 4 horas</text:span></text:p>
      <text:p text:style-name="P16"><text:span text:style-name="T17">Descrição</text:span><text:span text:style-name="T18">: Tempo gasto com apresentação de disciplinas e estudo inicial sobre o novo projeto a ser trabalhado.</text:span></text:p>
      <text:p text:style-name="P19"><text:span text:style-name="T20">Produtos</text:span><text:span text:style-name="T21">: Nenhum.</text:span></text:p>
      <text:p text:style-name="P22"><text:span text:style-name="T23">Equipe</text:span><text:span text:style-name="T24">: Lucas Carvalho Lima.</text:span></text:p>
      <text:p text:style-name="P25"><text:span text:style-name="T26">Artefato</text:span><text:span text:style-name="T27">: Nenhum.</text:span></text:p>
      <text:p text:style-name="P28"/>
      <text:p text:style-name="P29"><text:span text:style-name="T30">Atividade</text:span><text:span text:style-name="T31">: Análise - Escopo X Requisitos X Casos de Uso</text:span><text:span text:style-name="T32"><text:tab/></text:span><text:span text:style-name="T33"><text:tab/></text:span><text:span text:style-name="T34">Esfor</text:span><text:span text:style-name="T35">ço</text:span><text:span text:style-name="T36">: 2 horas</text:span></text:p>
      <text:p text:style-name="P37"><text:span text:style-name="T38">Descrição</text:span><text:span text:style-name="T39">: Estudo destinado a verificação dos documentos de escopo, requisitos e casos de uso.</text:span></text:p>
      <text:p text:style-name="P40"><text:span text:style-name="T41">Produtos</text:span><text:span text:style-name="T42">: Nenhum.</text:span></text:p>
      <text:p text:style-name="P43"><text:span text:style-name="T44">Equipe</text:span><text:span text:style-name="T45">: Lucas Carvalho Lima.</text:span></text:p>
      <text:p text:style-name="P46"><text:span text:style-name="T47">Artefato</text:span><text:span text:style-name="T48">: Nenhum.</text:span></text:p>
      <text:p text:style-name="P49"/>
      <text:p text:style-name="P50"><text:span text:style-name="T51">Atividade</text:span><text:span text:style-name="T52">: Definição do termo de abertura do projeto<text:s/></text:span><text:span text:style-name="T53"><text:tab/></text:span><text:span text:style-name="T54"><text:tab/></text:span><text:span text:style-name="T55">Esforço</text:span><text:span text:style-name="T56">: 3 horas</text:span></text:p>
      <text:p text:style-name="P57"><text:span text:style-name="T58">Descrição</text:span><text:span text:style-name="T59">:<text:s/></text:span><text:span text:style-name="T60">A atividade envolveu a criação do documento de termo de abertura do projeto.<text:s/></text:span></text:p>
      <text:p text:style-name="P61"><text:span text:style-name="T62">Produtos</text:span><text:span text:style-name="T63">: Termo de abertura de projeto.</text:span></text:p>
      <text:p text:style-name="P64"><text:span text:style-name="T65">Equipe</text:span><text:span text:style-name="T66">: Lucas Carvalho Lima.</text:span></text:p>
      <text:p text:style-name="P67"><text:span text:style-name="T68">Artefato</text:span><text:span text:style-name="T69">: “CONTPATRI_GPR_TAP_Termo_de_abertura_de_projeto_1.1.docx”.</text:span></text:p>
      <text:p text:style-name="P70"/>
      <text:p text:style-name="P71"><text:span text:style-name="T72">Atividade</text:span><text:span text:style-name="T73">: Definição do plano de<text:s/></text:span><text:span text:style-name="T74">gerencia de comunicação<text:s/></text:span><text:span text:style-name="T75"><text:tab/></text:span><text:span text:style-name="T76"><text:tab/></text:span><text:span text:style-name="T77">Esforço</text:span><text:span text:style-name="T78">: 2 horas</text:span></text:p>
      <text:p text:style-name="P79"><text:span text:style-name="T80">Descrição</text:span><text:span text:style-name="T81">: A atividade envolveu a criação do documento o plano de gerência de comunicação.<text:s/></text:span></text:p>
      <text:p text:style-name="P82"><text:span text:style-name="T83">Produtos</text:span><text:span text:style-name="T84">: Plano de gerência de comunicação.</text:span></text:p>
      <text:p text:style-name="P85"><text:span text:style-name="T86">Equipe</text:span><text:span text:style-name="T87">: Lucas Carvalho Lima.</text:span></text:p>
      <text:p text:style-name="P88"><text:span text:style-name="T89">Artefato</text:span><text:span text:style-name="T90">: “CONTPATRI_GPR_PGC_Plano_de_gerencia_d</text:span><text:span text:style-name="T91">e_comunicacao_1.1.docx”.</text:span></text:p>
      <text:p text:style-name="P92"/>
      <text:p text:style-name="P93"/>
      <text:p text:style-name="P94"><text:span text:style-name="T95">Atividade</text:span><text:span text:style-name="T96">: Definição do plano de gerencia de tempo<text:s/></text:span><text:span text:style-name="T97"><text:tab/></text:span><text:span text:style-name="T98"><text:tab/></text:span><text:span text:style-name="T99">Esforço</text:span><text:span text:style-name="T100">: 1,5 horas</text:span></text:p>
      <text:p text:style-name="P101"><text:span text:style-name="T102">Descrição</text:span><text:span text:style-name="T103">: A atividade envolveu a criação do documento o plano de gerência de tempo.<text:s/></text:span></text:p>
      <text:p text:style-name="P104"><text:span text:style-name="T105">Produtos</text:span><text:span text:style-name="T106">: Plano de gerência de tempo.</text:span></text:p>
      <text:p text:style-name="P107"><text:span text:style-name="T108">Equipe</text:span><text:span text:style-name="T109">: Lucas Carvalho Lima.</text:span></text:p>
      <text:p text:style-name="P110"><text:span text:style-name="T111">Arte</text:span><text:span text:style-name="T112">fato</text:span><text:span text:style-name="T113">: “CONTPATRI_GPR_PGT_plano_de_gerencia_de_tempo_1.0.docx”.</text:span></text:p>
      <text:p text:style-name="P114"/>
      <text:p text:style-name="P115"/>
      <text:p text:style-name="P116"><text:span text:style-name="T117">Atividade</text:span><text:span text:style-name="T118">: Definição do plano de gerencia de riscos<text:s/></text:span><text:span text:style-name="T119"><text:tab/></text:span><text:span text:style-name="T120"><text:tab/></text:span><text:span text:style-name="T121">Esforço</text:span><text:span text:style-name="T122">: 1 hora</text:span></text:p>
      <text:p text:style-name="P123"><text:span text:style-name="T124">Descrição</text:span><text:span text:style-name="T125">: A atividade envolveu a criação do documento o plano de gerência de riscos.<text:s/></text:span></text:p>
      <text:p text:style-name="P126"><text:span text:style-name="T127">Produtos</text:span><text:span text:style-name="T128">: Plano de gerência de ris</text:span><text:span text:style-name="T129">cos.</text:span></text:p>
      <text:p text:style-name="P130"><text:span text:style-name="T131">Equipe</text:span><text:span text:style-name="T132">: Lucas Carvalho Lima.</text:span></text:p>
      <text:p text:style-name="P133"><text:span text:style-name="T134">Artefato</text:span><text:span text:style-name="T135">: “CONTPATRI_GPR_PGR_plano_de_gerencia_de_riscos_1.0.docx”.</text:span></text:p>
      <text:p text:style-name="P136"/>
      <text:p text:style-name="P137"/>
      <text:p text:style-name="P138"/>
      <text:p text:style-name="P139"><text:span text:style-name="T140">Atividade</text:span><text:span text:style-name="T141">: Definição inicial do plano de gerência de projetos</text:span><text:span text:style-name="T142"><text:tab/></text:span><text:span text:style-name="T143">Esforço</text:span><text:span text:style-name="T144">: 2 horas</text:span></text:p>
      <text:p text:style-name="P145"><text:span text:style-name="T146">Descrição</text:span><text:span text:style-name="T147">: A atividade envolveu a criação e o desenvolvimento inicial do</text:span><text:span text:style-name="T148"><text:s/>plano de gerência de projetos.</text:span></text:p>
      <text:p text:style-name="P149"><text:span text:style-name="T150">Produtos</text:span><text:span text:style-name="T151">: Nenhum.</text:span></text:p>
      <text:p text:style-name="P152"><text:span text:style-name="T153">Equipe</text:span><text:span text:style-name="T154">: Lucas Carvalho Lima.</text:span></text:p>
      <text:p text:style-name="P155"><text:span text:style-name="T156">Artefato</text:span><text:span text:style-name="T157">: Nenhum.</text:span></text:p>
      <text:p text:style-name="P158"/>
      <text:p text:style-name="P159"/>
      <text:p text:style-name="P160"><text:span text:style-name="T161">Atividade</text:span><text:span text:style-name="T162">: Atividades gerenciais<text:s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Esforço</text:span><text:span text:style-name="T169">: 4 horas</text:span></text:p>
      <text:p text:style-name="P170"><text:span text:style-name="T171">Descrição</text:span><text:span text:style-name="T172">: Envolveu atividades como reuniões, tomadas de decisão, comunicação, acompanhamento,<text:s/></text:span><text:span text:style-name="T173">planejamento,...</text:span></text:p>
      <text:p text:style-name="P174"><text:span text:style-name="T175">Produtos</text:span><text:span text:style-name="T176">: Nenhum.</text:span></text:p>
      <text:p text:style-name="P177"><text:span text:style-name="T178">Equipe</text:span><text:span text:style-name="T179">: Lucas Carvalho Lima.</text:span></text:p>
      <text:p text:style-name="P180"><text:span text:style-name="T181">Artefato</text:span><text:span text:style-name="T182">: Nenhum.</text:span></text:p>
      <text:p text:style-name="P183"/>
      <text:p text:style-name="P184"><text:span text:style-name="T185">Atividade</text:span><text:span text:style-name="T186">: Revisão dos planos de projeto</text:span><text:span text:style-name="T187"><text:tab/></text:span><text:span text:style-name="T188"><text:tab/></text:span><text:span text:style-name="T189"><text:tab/></text:span><text:span text:style-name="T190"><text:tab/></text:span><text:span text:style-name="T191">Esforço</text:span><text:span text:style-name="T192">: 1 hora</text:span></text:p>
      <text:p text:style-name="P193"><text:span text:style-name="T194">Descrição</text:span><text:span text:style-name="T195">: Revisão e conhecimento dos planos de projeto criados para o desenvolvimento do CONTPATRI.</text:span></text:p>
      <text:p text:style-name="P196"><text:span text:style-name="T197">Produtos</text:span><text:span text:style-name="T198">: Ne</text:span><text:span text:style-name="T199">nhum.</text:span></text:p>
      <text:p text:style-name="P200"><text:span text:style-name="T201">Equipe</text:span><text:span text:style-name="T202">: Lucas Carvalho Lima.</text:span></text:p>
      <text:p text:style-name="P203"><text:span text:style-name="T204">Artefato</text:span><text:span text:style-name="T205">: Nenhum.</text:span></text:p>
      <text:p text:style-name="P206"/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1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Lucas</dc:creator>
    <meta:creation-date>2013-09-01T21:02:00Z</meta:creation-date>
    <dc:date>2013-09-03T02:30:00Z</dc:date>
    <meta:print-date>2013-09-03T02:29:00Z</meta:print-date>
    <meta:template xlink:href="Normal" xlink:type="simple"/>
    <meta:editing-cycles>5</meta:editing-cycles>
    <meta:editing-duration>PT3240S</meta:editing-duration>
    <meta:document-statistic meta:page-count="1" meta:paragraph-count="5" meta:word-count="394" meta:character-count="2519" meta:row-count="17" meta:non-whitespace-character-count="2130"/>
  </office:meta>
</office:document-meta>
</file>